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370000010998704DE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NewPSMT" svg:font-family="CourierNewPSMT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1.161cm" fo:min-width="0.297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9.685cm" fo:min-width="0.296cm" loext:decorative="false"/>
    </style:style>
    <style:style style:name="gr4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marker-start="Linienspitzen_20_2" draw:marker-start-width="0.3cm" draw:textarea-vertical-align="middle" loext:decorative="false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in-height="2.234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3.5cm" fo:min-width="17.5cm" loext:decorative="false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234cm" fo:min-width="0.098cm" loext:decorative="false"/>
    </style:style>
    <style:style style:name="gr12" style:family="graphic" style:parent-style-name="standard">
      <style:graphic-properties draw:marker-start="Linienspitzen_20_3" draw:marker-start-width="0.3cm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91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65cm" fo:min-width="0.297cm" loext:decorative="false"/>
    </style:style>
    <style:style style:name="gr16" style:family="graphic" style:parent-style-name="standard">
      <style:graphic-properties draw:stroke="none" draw:fill="none" fo:min-height="0.447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11cm" fo:min-width="0.297cm" loext:decorative="false"/>
    </style:style>
    <style:style style:name="gr18" style:family="graphic" style:parent-style-name="objectwithoutfill">
      <style:graphic-properties draw:fill="solid" draw:fill-color="#ffffff" draw:textarea-vertical-align="middle" loext:decorative="fals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in-height="1.118cm" loext:decorative="false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411cm" fo:min-width="0.297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1.518cm" fo:min-width="3.214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2.226cm" fo:min-width="3.214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14cm" fo:min-width="17.2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5cm" fo:min-width="4.25cm" loext:decorative="false"/>
      <style:paragraph-properties style:writing-mode="lr-tb"/>
    </style:style>
    <style:style style:name="gr25" style:family="graphic" style:parent-style-name="standard">
      <style:graphic-properties svg:stroke-color="#ffffff" draw:textarea-horizontal-align="justify" draw:textarea-vertical-align="middle" draw:auto-grow-height="false" fo:min-height="1.5cm" fo:min-width="4.25cm" loext:decorative="false"/>
      <style:paragraph-properties style:writing-mode="lr-tb"/>
    </style:style>
    <style:style style:name="gr26" style:family="graphic" style:parent-style-name="standard">
      <style:graphic-properties svg:stroke-color="#ffffff" draw:textarea-horizontal-align="justify" draw:textarea-vertical-align="middle" draw:auto-grow-height="false" fo:min-height="1.5cm" fo:min-width="5.25cm" loext:decorative="false"/>
      <style:paragraph-properties style:writing-mode="lr-tb"/>
    </style:style>
    <style:style style:name="gr27" style:family="graphic" style:parent-style-name="standard">
      <style:graphic-properties draw:marker-start="Linienspitzen_20_4" draw:marker-start-width="0.3cm" draw:textarea-vertical-align="middle" loext:decorative="false"/>
    </style:style>
    <style:style style:name="gr28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2.8cm" fo:min-width="4.75cm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Double_20_Dash_20__28_Rounded_29_" svg:stroke-linecap="round" draw:fill="none" draw:textarea-vertical-align="middle" loext:decorative="false"/>
    </style:style>
    <style:style style:name="gr31" style:family="graphic" style:parent-style-name="standard">
      <style:graphic-properties svg:stroke-color="#ffffff" draw:textarea-horizontal-align="justify" draw:textarea-vertical-align="middle" draw:auto-grow-height="false" fo:min-height="1.4cm" fo:min-width="4.1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5.25cm" fo:min-width="10.75cm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1.95cm" fo:min-width="2.313cm" loext:decorative="false"/>
    </style:style>
    <style:style style:name="gr34" style:family="graphic" style:parent-style-name="standard">
      <style:graphic-properties draw:marker-start="Linienspitzen_20_6" draw:marker-start-width="0.3cm" draw:textarea-vertical-align="middle" loext:decorative="false"/>
    </style:style>
    <style:style style:name="gr35" style:family="graphic" style:parent-style-name="standard">
      <style:graphic-properties draw:marker-start="Linienspitzen_20_7" draw:marker-start-width="0.3cm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4cm" fo:min-width="0.82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6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4cm" loext:decorative="false"/>
      <style:paragraph-properties style:writing-mode="lr-tb"/>
    </style:style>
    <style:style style:name="gr39" style:family="graphic" style:parent-style-name="standard">
      <style:graphic-properties draw:fill="solid" draw:fill-color="#000509" draw:textarea-horizontal-align="justify" draw:textarea-vertical-align="middle" draw:auto-grow-height="false" fo:min-height="0.458cm" fo:min-width="0.208cm" fo:wrap-option="wrap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1" style:family="graphic" style:parent-style-name="standard">
      <style:graphic-properties draw:marker-start="Linienspitzen_20_8" draw:marker-start-width="0.3cm" draw:textarea-vertical-align="middle" loext:decorative="false"/>
    </style:style>
    <style:style style:name="gr42" style:family="graphic" style:parent-style-name="standard">
      <style:graphic-properties draw:marker-start="Linienspitzen_20_9" draw:marker-start-width="0.3cm" draw:textarea-vertical-align="middle" loext:decorative="false"/>
    </style:style>
    <style:style style:name="gr43" style:family="graphic" style:parent-style-name="standard">
      <style:graphic-properties draw:textarea-horizontal-align="justify" draw:textarea-vertical-align="middle" draw:auto-grow-height="false" fo:min-height="7.75cm" fo:min-width="12.25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2cm" fo:min-width="1.3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2cm" fo:min-width="2.042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2.04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cm" fo:min-width="1.8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525cm" fo:min-width="2.313cm" loext:decorative="false"/>
    </style:style>
    <style:style style:name="gr49" style:family="graphic" style:parent-style-name="standard">
      <style:graphic-properties draw:textarea-horizontal-align="justify" draw:textarea-vertical-align="middle" draw:auto-grow-height="false" fo:min-height="1.775cm" fo:min-width="2.313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2.35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1.54cm" loext:decorative="false"/>
      <style:paragraph-properties style:writing-mode="lr-tb"/>
    </style:style>
    <style:style style:name="gr52" style:family="graphic" style:parent-style-name="standard">
      <style:graphic-properties draw:marker-start="Linienspitzen_20_11" draw:marker-start-width="0.3cm" draw:textarea-vertical-align="middle" loext:decorative="false"/>
    </style:style>
    <style:style style:name="gr53" style:family="graphic" style:parent-style-name="standard">
      <style:graphic-properties draw:textarea-horizontal-align="justify" draw:textarea-vertical-align="middle" draw:auto-grow-height="false" fo:min-height="3.75cm" fo:min-width="7.5cm" loext:decorative="false"/>
    </style:style>
    <style:style style:name="gr54" style:family="graphic" style:parent-style-name="standard">
      <style:graphic-properties draw:marker-start="Linienspitzen_20_12" draw:marker-start-width="0.3cm" draw:textarea-vertical-align="middle" loext:decorative="false"/>
    </style:style>
    <style:style style:name="gr55" style:family="graphic" style:parent-style-name="standard">
      <style:graphic-properties draw:marker-start="Linienspitzen_20_13" draw:marker-start-width="0.3cm" draw:textarea-vertical-align="middle" loext:decorative="false"/>
    </style:style>
    <style:style style:name="gr56" style:family="graphic" style:parent-style-name="standard">
      <style:graphic-properties draw:marker-start="Linienspitzen_20_14" draw:marker-start-width="0.3cm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style:text-autospace="none"/>
      <style:text-properties style:font-name="CourierNewPSMT" fo:font-size="11pt" style:font-name-asian="CourierNewPSMT" style:font-size-asian="11pt" style:font-name-complex="CourierNewPSMT" style:font-size-complex="11pt"/>
    </style:style>
    <style:style style:name="P5" style:family="paragraph">
      <loext:graphic-properties draw:fill="none"/>
      <style:paragraph-properties style:text-autospace="none"/>
      <style:text-properties style:font-name="CourierNewPSMT" fo:font-size="11pt" style:font-name-asian="CourierNewPSMT" style:font-size-asian="11pt" style:font-name-complex="CourierNewPSMT" style:font-size-complex="11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</style:style>
    <style:style style:name="P9" style:family="paragraph">
      <style:paragraph-properties style:text-autospace="none"/>
      <style:text-properties fo:color="#000000" loext:opacity="100%" style:font-name="CourierNewPSMT" fo:font-size="11pt" style:font-name-asian="CourierNewPSMT" style:font-size-asian="11pt" style:font-name-complex="CourierNewPSMT" style:font-size-complex="11pt"/>
    </style:style>
    <style:style style:name="P10" style:family="paragraph">
      <loext:graphic-properties draw:fill="none"/>
      <style:paragraph-properties style:text-autospace="none"/>
      <style:text-properties fo:color="#000000" loext:opacity="100%" style:font-name="CourierNewPSMT" fo:font-size="11pt" style:font-name-asian="CourierNewPSMT" style:font-size-asian="11pt" style:font-name-complex="CourierNewPSMT" style:font-size-complex="11pt"/>
    </style:style>
    <style:style style:name="P11" style:family="paragraph">
      <loext:graphic-properties draw:fill="solid" draw:fill-color="#000509"/>
      <style:paragraph-properties fo:text-align="center"/>
    </style:style>
    <style:style style:name="P12" style:family="paragraph">
      <style:text-properties fo:font-size="14pt"/>
    </style:style>
    <style:style style:name="P13" style:family="paragraph">
      <loext:graphic-properties draw:fill="none" draw:fill-color="#ffffff"/>
      <style:text-properties fo:font-size="14pt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NewPSMT" fo:font-size="11pt" fo:font-style="normal" fo:text-shadow="none" style:text-underline-style="none" fo:font-weight="normal" style:letter-kerning="true" style:font-name-asian="CourierNewPSMT" style:font-size-asian="11pt" style:font-style-asian="normal" style:font-weight-asian="normal" style:font-name-complex="CourierNewPSMT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NewPSMT" fo:font-size="11pt" style:font-name-asian="CourierNewPSMT" style:font-size-asian="11pt" style:font-name-complex="CourierNewPSMT" style:font-size-complex="11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ourierNewPSMT" fo:font-size="11pt" fo:font-style="normal" fo:text-shadow="none" style:text-underline-style="none" fo:font-weight="normal" style:letter-kerning="true" style:font-name-asian="CourierNewPSMT" style:font-size-asian="11pt" style:font-style-asian="normal" style:font-weight-asian="normal" style:font-name-complex="CourierNewPSMT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loext:opacity="100%" style:text-outline="false" style:text-line-through-style="none" style:text-line-through-type="none" style:font-name="CourierNewPSMT" fo:font-size="11pt" fo:font-style="normal" fo:text-shadow="none" style:text-underline-style="none" fo:font-weight="normal" style:letter-kerning="true" style:font-name-asian="CourierNewPSMT" style:font-size-asian="11pt" style:font-style-asian="normal" style:font-weight-asian="normal" style:font-name-complex="CourierNewPSMT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ff" loext:opacity="100%" style:text-outline="false" style:text-line-through-style="none" style:text-line-through-type="none" style:font-name="CourierNewPSMT" fo:font-size="11pt" fo:font-style="normal" fo:text-shadow="none" style:text-underline-style="none" fo:font-weight="normal" style:letter-kerning="true" style:font-name-asian="CourierNewPSMT" style:font-size-asian="11pt" style:font-style-asian="normal" style:font-weight-asian="normal" style:font-name-complex="CourierNewPSMT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6.098cm" svg:x="1.251cm" svg:y="1.5cm">
          <draw:image xlink:href="Pictures/10000000000003370000010998704DE5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custom-shape draw:style-name="gr2" draw:text-style-name="P1" draw:layer="layout" svg:width="0.797cm" svg:height="11.411cm" svg:x="4.14cm" svg:y="7.8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96cm" svg:height="9.935cm" svg:x="12.109cm" svg:y="7.83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335cm" svg:y1="9.645cm" svg:x2="11.909cm" svg:y2="9.645cm">
          <text:p/>
        </draw:line>
        <draw:line draw:style-name="gr5" draw:text-style-name="P2" draw:layer="layout" svg:x1="6.73cm" svg:y1="22.245cm" svg:x2="7.925cm" svg:y2="22.245cm">
          <text:p/>
        </draw:line>
        <draw:line draw:style-name="gr5" draw:text-style-name="P2" draw:layer="layout" svg:x1="6.73cm" svg:y1="22.245cm" svg:x2="7.925cm" svg:y2="22.245cm">
          <text:p/>
        </draw:line>
        <draw:line draw:style-name="gr5" draw:text-style-name="P2" draw:layer="layout" svg:x1="6.73cm" svg:y1="22.245cm" svg:x2="7.925cm" svg:y2="22.245cm">
          <text:p/>
        </draw:line>
        <draw:line draw:style-name="gr5" draw:text-style-name="P2" draw:layer="layout" svg:x1="6.73cm" svg:y1="22.245cm" svg:x2="7.925cm" svg:y2="22.245cm">
          <text:p/>
        </draw:line>
        <draw:line draw:style-name="gr5" draw:text-style-name="P2" draw:layer="layout" svg:x1="10.515cm" svg:y1="22.245cm" svg:x2="11.71cm" svg:y2="22.245cm">
          <text:p/>
        </draw:line>
        <draw:line draw:style-name="gr5" draw:text-style-name="P2" draw:layer="layout" svg:x1="8.722cm" svg:y1="22.245cm" svg:x2="9.917cm" svg:y2="22.245cm">
          <text:p/>
        </draw:line>
        <draw:line draw:style-name="gr6" draw:text-style-name="P1" draw:layer="layout" svg:x1="5.335cm" svg:y1="22.245cm" svg:x2="6.132cm" svg:y2="22.245cm">
          <text:p/>
        </draw:line>
        <draw:frame draw:style-name="gr7" draw:text-style-name="P3" draw:layer="layout" svg:width="4.707cm" svg:height="2.484cm" svg:x="2.543cm" svg:y="4.026cm">
          <draw:text-box>
            <text:p/>
            <text:p><text:s text:c="2"/>:onBtnSend()</text:p>
          </draw:text-box>
        </draw:frame>
        <draw:frame draw:style-name="gr7" draw:text-style-name="P3" draw:layer="layout" svg:width="3.836cm" svg:height="2.484cm" svg:x="10.714cm" svg:y="4cm">
          <draw:text-box>
            <text:p/>
            <text:p>Steuerung</text:p>
          </draw:text-box>
        </draw:frame>
        <draw:line draw:style-name="gr5" draw:text-style-name="P2" draw:layer="layout" svg:x1="6.53cm" svg:y1="12.61cm" svg:x2="7.725cm" svg:y2="12.61cm">
          <text:p/>
        </draw:line>
        <draw:line draw:style-name="gr5" draw:text-style-name="P2" draw:layer="layout" svg:x1="6.53cm" svg:y1="12.61cm" svg:x2="7.725cm" svg:y2="12.61cm">
          <text:p/>
        </draw:line>
        <draw:line draw:style-name="gr5" draw:text-style-name="P2" draw:layer="layout" svg:x1="6.53cm" svg:y1="12.61cm" svg:x2="7.725cm" svg:y2="12.61cm">
          <text:p/>
        </draw:line>
        <draw:line draw:style-name="gr5" draw:text-style-name="P2" draw:layer="layout" svg:x1="6.53cm" svg:y1="12.61cm" svg:x2="7.725cm" svg:y2="12.61cm">
          <text:p/>
        </draw:line>
        <draw:line draw:style-name="gr5" draw:text-style-name="P2" draw:layer="layout" svg:x1="10.316cm" svg:y1="12.61cm" svg:x2="11.511cm" svg:y2="12.61cm">
          <text:p/>
        </draw:line>
        <draw:line draw:style-name="gr5" draw:text-style-name="P2" draw:layer="layout" svg:x1="8.523cm" svg:y1="12.61cm" svg:x2="9.718cm" svg:y2="12.61cm">
          <text:p/>
        </draw:line>
        <draw:line draw:style-name="gr6" draw:text-style-name="P1" draw:layer="layout" svg:x1="5.136cm" svg:y1="12.61cm" svg:x2="5.933cm" svg:y2="12.61cm">
          <text:p/>
        </draw:line>
        <draw:custom-shape draw:style-name="gr8" draw:text-style-name="P1" draw:layer="layout" svg:width="18cm" svg:height="13.75cm" svg:x="1.5cm" svg:y="11.25cm">
          <text:p/>
          <draw:enhanced-geometry svg:viewBox="0 0 21600 21600" draw:type="rectangle" draw:enhanced-path="M 0 0 L 21600 0 21600 21600 0 21600 0 0 Z N"/>
        </draw:custom-shape>
        <draw:g draw:style-name="gr9">
          <draw:line draw:style-name="gr5" draw:text-style-name="P2" draw:layer="layout" svg:x1="1.5cm" svg:y1="20.25cm" svg:x2="2.763cm" svg:y2="20.25cm">
            <text:p/>
          </draw:line>
          <draw:line draw:style-name="gr5" draw:text-style-name="P2" draw:layer="layout" svg:x1="13.874cm" svg:y1="20.25cm" svg:x2="15.137cm" svg:y2="20.25cm">
            <text:p/>
          </draw:line>
          <draw:line draw:style-name="gr5" draw:text-style-name="P2" draw:layer="layout" svg:x1="12.106cm" svg:y1="20.25cm" svg:x2="13.369cm" svg:y2="20.25cm">
            <text:p/>
          </draw:line>
          <draw:line draw:style-name="gr5" draw:text-style-name="P2" draw:layer="layout" svg:x1="10.591cm" svg:y1="20.25cm" svg:x2="11.854cm" svg:y2="20.25cm">
            <text:p/>
          </draw:line>
          <draw:line draw:style-name="gr5" draw:text-style-name="P2" draw:layer="layout" svg:x1="8.823cm" svg:y1="20.25cm" svg:x2="10.086cm" svg:y2="20.25cm">
            <text:p/>
          </draw:line>
          <draw:line draw:style-name="gr5" draw:text-style-name="P2" draw:layer="layout" svg:x1="7.056cm" svg:y1="20.25cm" svg:x2="8.319cm" svg:y2="20.25cm">
            <text:p/>
          </draw:line>
          <draw:line draw:style-name="gr5" draw:text-style-name="P2" draw:layer="layout" svg:x1="5.288cm" svg:y1="20.25cm" svg:x2="6.551cm" svg:y2="20.25cm">
            <text:p/>
          </draw:line>
          <draw:line draw:style-name="gr5" draw:text-style-name="P2" draw:layer="layout" svg:x1="3.52cm" svg:y1="20.25cm" svg:x2="4.783cm" svg:y2="20.25cm">
            <text:p/>
          </draw:line>
          <draw:line draw:style-name="gr5" draw:text-style-name="P2" draw:layer="layout" svg:x1="16.147cm" svg:y1="20.25cm" svg:x2="17.41cm" svg:y2="20.25cm">
            <text:p/>
          </draw:line>
          <draw:line draw:style-name="gr5" draw:text-style-name="P2" draw:layer="layout" svg:x1="14.379cm" svg:y1="20.25cm" svg:x2="15.642cm" svg:y2="20.25cm">
            <text:p/>
          </draw:line>
          <draw:line draw:style-name="gr5" draw:text-style-name="P2" draw:layer="layout" svg:x1="18.237cm" svg:y1="20.25cm" svg:x2="19.5cm" svg:y2="20.25cm">
            <text:p/>
          </draw:line>
        </draw:g>
        <draw:frame draw:style-name="gr10" draw:text-style-name="P5" draw:layer="layout" svg:width="6.066cm" svg:height="1.141cm" svg:x="5.55cm" svg:y="8.859cm">
          <draw:text-box>
            <text:p text:style-name="P4"><text:span text:style-name="T1">steuerung.isConnected()</text:span></text:p>
          </draw:text-box>
        </draw:frame>
        <draw:frame draw:style-name="gr10" draw:text-style-name="P5" draw:layer="layout" svg:width="7.75cm" svg:height="1.141cm" svg:x="5cm" svg:y="11.859cm">
          <draw:text-box>
            <text:p text:style-name="P4"><text:span text:style-name="T1">steuerung.isConnected.true</text:span></text:p>
          </draw:text-box>
        </draw:frame>
        <draw:frame draw:style-name="gr10" draw:text-style-name="P5" draw:layer="layout" svg:width="7.965cm" svg:height="1.141cm" svg:x="4.8cm" svg:y="21.55cm">
          <draw:text-box>
            <text:p text:style-name="P4"><text:span text:style-name="T1">steuerung.isConnected.false</text:span></text:p>
          </draw:text-box>
        </draw:frame>
        <draw:line draw:style-name="gr5" draw:text-style-name="P2" draw:layer="layout" svg:x1="4.538cm" svg:y1="6.935cm" svg:x2="4.538cm" svg:y2="7.161cm">
          <text:p/>
        </draw:line>
        <draw:line draw:style-name="gr5" draw:text-style-name="P2" draw:layer="layout" svg:x1="4.538cm" svg:y1="7.387cm" svg:x2="4.538cm" svg:y2="7.613cm">
          <text:p/>
        </draw:line>
        <draw:g draw:style-name="gr9">
          <draw:line draw:style-name="gr5" draw:text-style-name="P2" draw:layer="layout" svg:x1="12.508cm" svg:y1="6.935cm" svg:x2="12.508cm" svg:y2="7.161cm">
            <text:p/>
          </draw:line>
          <draw:line draw:style-name="gr5" draw:text-style-name="P2" draw:layer="layout" svg:x1="12.508cm" svg:y1="7.387cm" svg:x2="12.508cm" svg:y2="7.613cm">
            <text:p/>
          </draw:line>
        </draw:g>
        <draw:custom-shape draw:style-name="gr11" draw:text-style-name="P6" draw:layer="layout" svg:width="0.598cm" svg:height="2.484cm" svg:x="12.706cm" svg:y="8.51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3.304cm" svg:y1="8.968cm" svg:x2="14.3cm" svg:y2="8.968cm">
          <text:p/>
        </draw:line>
        <draw:line draw:style-name="gr5" draw:text-style-name="P2" draw:layer="layout" svg:x1="14.3cm" svg:y1="8.968cm" svg:x2="14.3cm" svg:y2="10.097cm">
          <text:p/>
        </draw:line>
        <draw:line draw:style-name="gr12" draw:text-style-name="P1" draw:layer="layout" svg:x1="13.304cm" svg:y1="10.097cm" svg:x2="14.3cm" svg:y2="10.097cm">
          <text:p/>
        </draw:line>
        <draw:frame draw:style-name="gr13" draw:text-style-name="P8" draw:layer="layout" svg:width="3cm" svg:height="1.141cm" svg:x="13.3cm" svg:y="8.009cm">
          <draw:text-box>
            <text:p text:style-name="P7"><text:span text:style-name="T2">Check connection</text:span></text:p>
          </draw:text-box>
        </draw:frame>
        <draw:frame draw:style-name="gr14" draw:text-style-name="P3" draw:layer="layout" svg:width="1.25cm" svg:height="0.962cm" svg:x="1.55cm" svg:y="11.138cm">
          <draw:text-box>
            <text:p>alt</text:p>
          </draw:text-box>
        </draw:frame>
        <draw:custom-shape draw:style-name="gr15" draw:text-style-name="P1" draw:layer="layout" svg:width="0.797cm" svg:height="2.9cm" svg:x="4.153cm" svg:y="21.6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7.021cm" svg:height="0.697cm" svg:x="5.052cm" svg:y="14.737cm">
          <draw:text-box>
            <text:p text:style-name="P4"><text:span text:style-name="T1">steuerung.write(pilotBytes)</text:span></text:p>
          </draw:text-box>
        </draw:frame>
        <draw:g draw:style-name="gr9">
          <draw:line draw:style-name="gr5" draw:text-style-name="P2" draw:layer="layout" svg:x1="5.3cm" svg:y1="16.55cm" svg:x2="11.8cm" svg:y2="16.55cm">
            <text:p/>
          </draw:line>
          <draw:line draw:style-name="gr5" draw:text-style-name="P2" draw:layer="layout" svg:x1="11.55cm" svg:y1="16.3cm" svg:x2="11.8cm" svg:y2="16.55cm">
            <text:p/>
          </draw:line>
          <draw:line draw:style-name="gr5" draw:text-style-name="P2" draw:layer="layout" svg:x1="11.55cm" svg:y1="16.8cm" svg:x2="11.8cm" svg:y2="16.55cm">
            <text:p/>
          </draw:line>
        </draw:g>
        <draw:frame draw:style-name="gr16" draw:text-style-name="P5" draw:layer="layout" svg:width="6.556cm" svg:height="0.697cm" svg:x="5.184cm" svg:y="15.837cm">
          <draw:text-box>
            <text:p text:style-name="P4"><text:span text:style-name="T1">steuerung.write(dataFrame)</text:span></text:p>
          </draw:text-box>
        </draw:frame>
        <draw:frame draw:style-name="gr7" draw:text-style-name="P3" draw:layer="layout" svg:width="3.836cm" svg:height="2.484cm" svg:x="15.814cm" svg:y="4cm">
          <draw:text-box>
            <text:p/>
            <text:p><text:s/>MixData</text:p>
          </draw:text-box>
        </draw:frame>
        <draw:custom-shape draw:style-name="gr17" draw:text-style-name="P1" draw:layer="layout" svg:width="0.797cm" svg:height="1.661cm" svg:x="17.253cm" svg:y="17.6cm">
          <text:p/>
          <draw:enhanced-geometry svg:viewBox="0 0 21600 21600" draw:type="rectangle" draw:enhanced-path="M 0 0 L 21600 0 21600 21600 0 21600 0 0 Z N"/>
        </draw:custom-shape>
        <draw:g draw:style-name="gr9">
          <draw:line draw:style-name="gr5" draw:text-style-name="P2" draw:layer="layout" svg:x1="4.508cm" svg:y1="19.336cm" svg:x2="4.508cm" svg:y2="19.627cm">
            <text:p/>
          </draw:line>
          <draw:line draw:style-name="gr5" draw:text-style-name="P2" draw:layer="layout" svg:x1="4.508cm" svg:y1="19.918cm" svg:x2="4.508cm" svg:y2="20.209cm">
            <text:p/>
          </draw:line>
        </draw:g>
        <draw:g draw:style-name="gr9">
          <draw:line draw:style-name="gr5" draw:text-style-name="P2" draw:layer="layout" svg:x1="4.508cm" svg:y1="20.626cm" svg:x2="4.508cm" svg:y2="20.917cm">
            <text:p/>
          </draw:line>
          <draw:line draw:style-name="gr5" draw:text-style-name="P2" draw:layer="layout" svg:x1="4.508cm" svg:y1="21.209cm" svg:x2="4.508cm" svg:y2="21.5cm">
            <text:p/>
          </draw:line>
        </draw:g>
        <draw:g draw:style-name="gr9">
          <draw:line draw:style-name="gr5" draw:text-style-name="P2" draw:layer="layout" svg:x1="12.608cm" svg:y1="17.751cm" svg:x2="12.608cm" svg:y2="18.074cm">
            <text:p/>
          </draw:line>
          <draw:line draw:style-name="gr5" draw:text-style-name="P2" draw:layer="layout" svg:x1="12.608cm" svg:y1="18.397cm" svg:x2="12.608cm" svg:y2="18.72cm">
            <text:p/>
          </draw:line>
        </draw:g>
        <draw:g draw:style-name="gr9">
          <draw:line draw:style-name="gr5" draw:text-style-name="P2" draw:layer="layout" svg:x1="12.608cm" svg:y1="19.182cm" svg:x2="12.608cm" svg:y2="19.505cm">
            <text:p/>
          </draw:line>
          <draw:line draw:style-name="gr5" draw:text-style-name="P2" draw:layer="layout" svg:x1="12.608cm" svg:y1="19.828cm" svg:x2="12.608cm" svg:y2="20.151cm">
            <text:p/>
          </draw:line>
        </draw:g>
        <draw:g draw:style-name="gr9">
          <draw:line draw:style-name="gr5" draw:text-style-name="P2" draw:layer="layout" svg:x1="12.608cm" svg:y1="22.513cm" svg:x2="12.608cm" svg:y2="22.836cm">
            <text:p/>
          </draw:line>
          <draw:line draw:style-name="gr5" draw:text-style-name="P2" draw:layer="layout" svg:x1="12.608cm" svg:y1="23.159cm" svg:x2="12.608cm" svg:y2="23.482cm">
            <text:p/>
          </draw:line>
        </draw:g>
        <draw:g draw:style-name="gr9">
          <draw:line draw:style-name="gr5" draw:text-style-name="P2" draw:layer="layout" svg:x1="12.608cm" svg:y1="23.944cm" svg:x2="12.608cm" svg:y2="24.267cm">
            <text:p/>
          </draw:line>
          <draw:line draw:style-name="gr5" draw:text-style-name="P2" draw:layer="layout" svg:x1="12.608cm" svg:y1="24.59cm" svg:x2="12.608cm" svg:y2="24.913cm">
            <text:p/>
          </draw:line>
        </draw:g>
        <draw:g draw:style-name="gr9">
          <draw:line draw:style-name="gr5" draw:text-style-name="P2" draw:layer="layout" svg:x1="17.608cm" svg:y1="19.335cm" svg:x2="17.608cm" svg:y2="19.561cm">
            <text:p/>
          </draw:line>
          <draw:line draw:style-name="gr5" draw:text-style-name="P2" draw:layer="layout" svg:x1="17.608cm" svg:y1="19.787cm" svg:x2="17.608cm" svg:y2="20.013cm">
            <text:p/>
          </draw:line>
        </draw:g>
        <draw:g draw:style-name="gr9">
          <draw:line draw:style-name="gr5" draw:text-style-name="P2" draw:layer="layout" svg:x1="17.608cm" svg:y1="20.335cm" svg:x2="17.608cm" svg:y2="20.561cm">
            <text:p/>
          </draw:line>
          <draw:line draw:style-name="gr5" draw:text-style-name="P2" draw:layer="layout" svg:x1="17.608cm" svg:y1="20.787cm" svg:x2="17.608cm" svg:y2="21.013cm">
            <text:p/>
          </draw:line>
        </draw:g>
        <draw:g draw:style-name="gr9">
          <draw:line draw:style-name="gr5" draw:text-style-name="P2" draw:layer="layout" svg:x1="17.608cm" svg:y1="21.335cm" svg:x2="17.608cm" svg:y2="21.561cm">
            <text:p/>
          </draw:line>
          <draw:line draw:style-name="gr5" draw:text-style-name="P2" draw:layer="layout" svg:x1="17.608cm" svg:y1="21.787cm" svg:x2="17.608cm" svg:y2="22.013cm">
            <text:p/>
          </draw:line>
        </draw:g>
        <draw:g draw:style-name="gr9">
          <draw:line draw:style-name="gr5" draw:text-style-name="P2" draw:layer="layout" svg:x1="17.608cm" svg:y1="22.335cm" svg:x2="17.608cm" svg:y2="22.561cm">
            <text:p/>
          </draw:line>
          <draw:line draw:style-name="gr5" draw:text-style-name="P2" draw:layer="layout" svg:x1="17.608cm" svg:y1="22.787cm" svg:x2="17.608cm" svg:y2="23.013cm">
            <text:p/>
          </draw:line>
        </draw:g>
        <draw:g draw:style-name="gr9">
          <draw:line draw:style-name="gr5" draw:text-style-name="P2" draw:layer="layout" svg:x1="17.608cm" svg:y1="6.635cm" svg:x2="17.608cm" svg:y2="6.861cm">
            <text:p/>
          </draw:line>
          <draw:line draw:style-name="gr5" draw:text-style-name="P2" draw:layer="layout" svg:x1="17.608cm" svg:y1="7.087cm" svg:x2="17.608cm" svg:y2="7.313cm">
            <text:p/>
          </draw:line>
        </draw:g>
        <draw:g draw:style-name="gr9">
          <draw:line draw:style-name="gr5" draw:text-style-name="P2" draw:layer="layout" svg:x1="17.608cm" svg:y1="7.635cm" svg:x2="17.608cm" svg:y2="7.861cm">
            <text:p/>
          </draw:line>
          <draw:line draw:style-name="gr5" draw:text-style-name="P2" draw:layer="layout" svg:x1="17.608cm" svg:y1="8.087cm" svg:x2="17.608cm" svg:y2="8.313cm">
            <text:p/>
          </draw:line>
        </draw:g>
        <draw:g draw:style-name="gr9">
          <draw:line draw:style-name="gr5" draw:text-style-name="P2" draw:layer="layout" svg:x1="17.608cm" svg:y1="8.635cm" svg:x2="17.608cm" svg:y2="8.861cm">
            <text:p/>
          </draw:line>
          <draw:line draw:style-name="gr5" draw:text-style-name="P2" draw:layer="layout" svg:x1="17.608cm" svg:y1="9.087cm" svg:x2="17.608cm" svg:y2="9.313cm">
            <text:p/>
          </draw:line>
        </draw:g>
        <draw:g draw:style-name="gr9">
          <draw:line draw:style-name="gr5" draw:text-style-name="P2" draw:layer="layout" svg:x1="17.608cm" svg:y1="9.635cm" svg:x2="17.608cm" svg:y2="9.861cm">
            <text:p/>
          </draw:line>
          <draw:line draw:style-name="gr5" draw:text-style-name="P2" draw:layer="layout" svg:x1="17.608cm" svg:y1="10.087cm" svg:x2="17.608cm" svg:y2="10.313cm">
            <text:p/>
          </draw:line>
        </draw:g>
        <draw:g draw:style-name="gr9">
          <draw:line draw:style-name="gr5" draw:text-style-name="P2" draw:layer="layout" svg:x1="17.608cm" svg:y1="10.735cm" svg:x2="17.608cm" svg:y2="10.961cm">
            <text:p/>
          </draw:line>
          <draw:line draw:style-name="gr5" draw:text-style-name="P2" draw:layer="layout" svg:x1="17.608cm" svg:y1="11.187cm" svg:x2="17.608cm" svg:y2="11.413cm">
            <text:p/>
          </draw:line>
        </draw:g>
        <draw:g draw:style-name="gr9">
          <draw:line draw:style-name="gr5" draw:text-style-name="P2" draw:layer="layout" svg:x1="17.608cm" svg:y1="11.735cm" svg:x2="17.608cm" svg:y2="11.961cm">
            <text:p/>
          </draw:line>
          <draw:line draw:style-name="gr5" draw:text-style-name="P2" draw:layer="layout" svg:x1="17.608cm" svg:y1="12.187cm" svg:x2="17.608cm" svg:y2="12.413cm">
            <text:p/>
          </draw:line>
        </draw:g>
        <draw:g draw:style-name="gr9">
          <draw:line draw:style-name="gr5" draw:text-style-name="P2" draw:layer="layout" svg:x1="17.608cm" svg:y1="12.735cm" svg:x2="17.608cm" svg:y2="12.961cm">
            <text:p/>
          </draw:line>
          <draw:line draw:style-name="gr5" draw:text-style-name="P2" draw:layer="layout" svg:x1="17.608cm" svg:y1="13.187cm" svg:x2="17.608cm" svg:y2="13.413cm">
            <text:p/>
          </draw:line>
        </draw:g>
        <draw:g draw:style-name="gr9">
          <draw:line draw:style-name="gr5" draw:text-style-name="P2" draw:layer="layout" svg:x1="17.608cm" svg:y1="13.735cm" svg:x2="17.608cm" svg:y2="13.961cm">
            <text:p/>
          </draw:line>
          <draw:line draw:style-name="gr5" draw:text-style-name="P2" draw:layer="layout" svg:x1="17.608cm" svg:y1="14.187cm" svg:x2="17.608cm" svg:y2="14.413cm">
            <text:p/>
          </draw:line>
        </draw:g>
        <draw:g draw:style-name="gr9">
          <draw:line draw:style-name="gr5" draw:text-style-name="P2" draw:layer="layout" svg:x1="17.608cm" svg:y1="14.75cm" svg:x2="17.608cm" svg:y2="14.919cm">
            <text:p/>
          </draw:line>
          <draw:line draw:style-name="gr5" draw:text-style-name="P2" draw:layer="layout" svg:x1="17.608cm" svg:y1="15.088cm" svg:x2="17.608cm" svg:y2="15.257cm">
            <text:p/>
          </draw:line>
        </draw:g>
        <draw:g draw:style-name="gr9">
          <draw:line draw:style-name="gr5" draw:text-style-name="P2" draw:layer="layout" svg:x1="17.608cm" svg:y1="15.498cm" svg:x2="17.608cm" svg:y2="15.667cm">
            <text:p/>
          </draw:line>
          <draw:line draw:style-name="gr5" draw:text-style-name="P2" draw:layer="layout" svg:x1="17.608cm" svg:y1="15.836cm" svg:x2="17.608cm" svg:y2="16.005cm">
            <text:p/>
          </draw:line>
        </draw:g>
        <draw:g draw:style-name="gr9">
          <draw:line draw:style-name="gr5" draw:text-style-name="P2" draw:layer="layout" svg:x1="17.608cm" svg:y1="16.246cm" svg:x2="17.608cm" svg:y2="16.415cm">
            <text:p/>
          </draw:line>
          <draw:line draw:style-name="gr5" draw:text-style-name="P2" draw:layer="layout" svg:x1="17.608cm" svg:y1="16.583cm" svg:x2="17.608cm" svg:y2="16.752cm">
            <text:p/>
          </draw:line>
        </draw:g>
        <draw:g draw:style-name="gr9">
          <draw:line draw:style-name="gr5" draw:text-style-name="P2" draw:layer="layout" svg:x1="17.608cm" svg:y1="16.993cm" svg:x2="17.608cm" svg:y2="17.162cm">
            <text:p/>
          </draw:line>
          <draw:line draw:style-name="gr5" draw:text-style-name="P2" draw:layer="layout" svg:x1="17.608cm" svg:y1="17.331cm" svg:x2="17.608cm" svg:y2="17.5cm">
            <text:p/>
          </draw:line>
        </draw:g>
        <draw:line draw:style-name="gr5" draw:text-style-name="P2" draw:layer="layout" svg:x1="6.251cm" svg:y1="18.71cm" svg:x2="7.634cm" svg:y2="18.71cm">
          <text:p/>
        </draw:line>
        <draw:line draw:style-name="gr5" draw:text-style-name="P2" draw:layer="layout" svg:x1="6.251cm" svg:y1="18.71cm" svg:x2="7.634cm" svg:y2="18.71cm">
          <text:p/>
        </draw:line>
        <draw:line draw:style-name="gr5" draw:text-style-name="P2" draw:layer="layout" svg:x1="6.251cm" svg:y1="18.71cm" svg:x2="7.634cm" svg:y2="18.71cm">
          <text:p/>
        </draw:line>
        <draw:line draw:style-name="gr5" draw:text-style-name="P2" draw:layer="layout" svg:x1="6.251cm" svg:y1="18.71cm" svg:x2="7.634cm" svg:y2="18.71cm">
          <text:p/>
        </draw:line>
        <draw:line draw:style-name="gr5" draw:text-style-name="P2" draw:layer="layout" svg:x1="10.629cm" svg:y1="18.71cm" svg:x2="12.012cm" svg:y2="18.71cm">
          <text:p/>
        </draw:line>
        <draw:line draw:style-name="gr5" draw:text-style-name="P2" draw:layer="layout" svg:x1="8.555cm" svg:y1="18.71cm" svg:x2="9.938cm" svg:y2="18.71cm">
          <text:p/>
        </draw:line>
        <draw:line draw:style-name="gr6" draw:text-style-name="P1" draw:layer="layout" svg:x1="5.137cm" svg:y1="18.71cm" svg:x2="5.934cm" svg:y2="18.71cm">
          <text:p/>
        </draw:line>
        <draw:line draw:style-name="gr5" draw:text-style-name="P2" draw:layer="layout" svg:x1="15.317cm" svg:y1="18.71cm" svg:x2="17cm" svg:y2="18.75cm">
          <text:p/>
        </draw:line>
        <draw:line draw:style-name="gr5" draw:text-style-name="P2" draw:layer="layout" svg:x1="12.75cm" svg:y1="18.75cm" svg:x2="14.719cm" svg:y2="18.71cm">
          <text:p/>
        </draw:line>
        <draw:frame draw:style-name="gr16" draw:text-style-name="P5" draw:layer="layout" svg:width="8.186cm" svg:height="0.697cm" svg:x="5.018cm" svg:y="17.81cm">
          <draw:text-box>
            <text:p text:style-name="P4"><text:span text:style-name="T1">dataFrame = mixControl.getData();</text:span></text:p>
          </draw:text-box>
        </draw:frame>
        <draw:g draw:style-name="gr9">
          <draw:line draw:style-name="gr5" draw:text-style-name="P2" draw:layer="layout" svg:x1="12.608cm" svg:y1="20.313cm" svg:x2="12.608cm" svg:y2="20.636cm">
            <text:p/>
          </draw:line>
          <draw:line draw:style-name="gr5" draw:text-style-name="P2" draw:layer="layout" svg:x1="12.608cm" svg:y1="20.959cm" svg:x2="12.608cm" svg:y2="21.282cm">
            <text:p/>
          </draw:line>
        </draw:g>
        <draw:g draw:style-name="gr9">
          <draw:line draw:style-name="gr18" draw:text-style-name="P6" draw:layer="layout" svg:x1="12.608cm" svg:y1="21.744cm" svg:x2="12.608cm" svg:y2="22.067cm">
            <text:p/>
          </draw:line>
          <draw:line draw:style-name="gr18" draw:text-style-name="P6" draw:layer="layout" svg:x1="12.608cm" svg:y1="22.39cm" svg:x2="12.608cm" svg:y2="22.713cm">
            <text:p/>
          </draw:line>
        </draw:g>
        <draw:g draw:style-name="gr9">
          <draw:line draw:style-name="gr5" draw:text-style-name="P2" draw:layer="layout" svg:x1="17.608cm" svg:y1="23.235cm" svg:x2="17.608cm" svg:y2="23.461cm">
            <text:p/>
          </draw:line>
          <draw:line draw:style-name="gr5" draw:text-style-name="P2" draw:layer="layout" svg:x1="17.608cm" svg:y1="23.687cm" svg:x2="17.608cm" svg:y2="23.913cm">
            <text:p/>
          </draw:line>
        </draw:g>
        <draw:g draw:style-name="gr9">
          <draw:line draw:style-name="gr5" draw:text-style-name="P2" draw:layer="layout" svg:x1="17.608cm" svg:y1="24.235cm" svg:x2="17.608cm" svg:y2="24.461cm">
            <text:p/>
          </draw:line>
          <draw:line draw:style-name="gr5" draw:text-style-name="P2" draw:layer="layout" svg:x1="17.608cm" svg:y1="24.687cm" svg:x2="17.608cm" svg:y2="24.913cm">
            <text:p/>
          </draw:line>
        </draw:g>
        <draw:g draw:style-name="gr9">
          <draw:line draw:style-name="gr5" draw:text-style-name="P2" draw:layer="layout" svg:x1="17.608cm" svg:y1="25.235cm" svg:x2="17.608cm" svg:y2="25.461cm">
            <text:p/>
          </draw:line>
          <draw:line draw:style-name="gr5" draw:text-style-name="P2" draw:layer="layout" svg:x1="17.608cm" svg:y1="25.687cm" svg:x2="17.608cm" svg:y2="25.913cm">
            <text:p/>
          </draw:line>
        </draw:g>
        <draw:g draw:style-name="gr9">
          <draw:line draw:style-name="gr5" draw:text-style-name="P2" draw:layer="layout" svg:x1="4.508cm" svg:y1="24.535cm" svg:x2="4.508cm" svg:y2="24.761cm">
            <text:p/>
          </draw:line>
          <draw:line draw:style-name="gr5" draw:text-style-name="P2" draw:layer="layout" svg:x1="4.508cm" svg:y1="24.987cm" svg:x2="4.508cm" svg:y2="25.213cm">
            <text:p/>
          </draw:line>
        </draw:g>
        <draw:g draw:style-name="gr9">
          <draw:line draw:style-name="gr5" draw:text-style-name="P2" draw:layer="layout" svg:x1="4.508cm" svg:y1="25.535cm" svg:x2="4.508cm" svg:y2="25.761cm">
            <text:p/>
          </draw:line>
          <draw:line draw:style-name="gr5" draw:text-style-name="P2" draw:layer="layout" svg:x1="4.508cm" svg:y1="25.987cm" svg:x2="4.508cm" svg:y2="26.213cm">
            <text:p/>
          </draw:line>
        </draw:g>
        <draw:g draw:style-name="gr9">
          <draw:line draw:style-name="gr5" draw:text-style-name="P2" draw:layer="layout" svg:x1="4.508cm" svg:y1="26.535cm" svg:x2="4.508cm" svg:y2="26.761cm">
            <text:p/>
          </draw:line>
          <draw:line draw:style-name="gr5" draw:text-style-name="P2" draw:layer="layout" svg:x1="4.508cm" svg:y1="26.987cm" svg:x2="4.508cm" svg:y2="27.213cm">
            <text:p/>
          </draw:line>
        </draw:g>
        <draw:line draw:style-name="gr5" draw:text-style-name="P2" draw:layer="layout" svg:x1="11.166cm" svg:y1="23.51cm" svg:x2="9.551cm" svg:y2="23.51cm">
          <text:p/>
        </draw:line>
        <draw:line draw:style-name="gr5" draw:text-style-name="P2" draw:layer="layout" svg:x1="6.751cm" svg:y1="23.51cm" svg:x2="5.136cm" svg:y2="23.51cm">
          <text:p/>
        </draw:line>
        <draw:line draw:style-name="gr5" draw:text-style-name="P2" draw:layer="layout" svg:x1="9.174cm" svg:y1="23.51cm" svg:x2="7.559cm" svg:y2="23.51cm">
          <text:p/>
        </draw:line>
        <draw:g draw:style-name="gr9">
          <draw:line draw:style-name="gr5" draw:text-style-name="P2" draw:layer="layout" svg:x1="13.065cm" svg:y1="23.5cm" svg:x2="11.45cm" svg:y2="23.5cm">
            <text:p/>
          </draw:line>
          <draw:line draw:style-name="gr5" draw:text-style-name="P2" draw:layer="layout" svg:x1="13.065cm" svg:y1="23.5cm" svg:x2="12.815cm" svg:y2="23.25cm">
            <text:p/>
          </draw:line>
          <draw:line draw:style-name="gr5" draw:text-style-name="P2" draw:layer="layout" svg:x1="13.065cm" svg:y1="23.5cm" svg:x2="12.815cm" svg:y2="23.75cm">
            <text:p/>
          </draw:line>
        </draw:g>
        <draw:frame draw:style-name="gr19" draw:text-style-name="P3" draw:layer="layout" svg:width="3.836cm" svg:height="1.586cm" svg:x="13.215cm" svg:y="22.53cm">
          <draw:text-box>
            <text:p><text:span text:style-name="T3">MsgBox</text:span></text:p>
            <text:p><text:span text:style-name="T4">"keine Verbindung"</text:span></text:p>
          </draw:text-box>
        </draw:frame>
        <draw:frame draw:style-name="gr16" draw:text-style-name="P10" draw:layer="layout" svg:width="1.899cm" svg:height="0.697cm" svg:x="7.25cm" svg:y="22.75cm">
          <draw:text-box>
            <text:p text:style-name="P9"><text:span text:style-name="T5">this</text:span><text:span text:style-name="T3">-&gt;</text:span></text:p>
          </draw:text-box>
        </draw:frame>
        <draw:g draw:style-name="gr9">
          <draw:line draw:style-name="gr5" draw:text-style-name="P2" draw:layer="layout" svg:x1="14.408cm" svg:y1="24.335cm" svg:x2="14.408cm" svg:y2="24.561cm">
            <text:p/>
          </draw:line>
          <draw:line draw:style-name="gr5" draw:text-style-name="P2" draw:layer="layout" svg:x1="14.408cm" svg:y1="24.787cm" svg:x2="14.408cm" svg:y2="25.013cm">
            <text:p/>
          </draw:line>
        </draw:g>
        <draw:custom-shape draw:style-name="gr20" draw:text-style-name="P6" draw:layer="layout" svg:width="0.797cm" svg:height="1.661cm" svg:x="12.253cm" svg:y="21.4cm">
          <text:p/>
          <draw:enhanced-geometry svg:viewBox="0 0 21600 21600" draw:type="rectangle" draw:enhanced-path="M 0 0 L 21600 0 21600 21600 0 21600 0 0 Z N"/>
        </draw:custom-shape>
        <draw:g draw:style-name="gr9">
          <draw:line draw:style-name="gr5" draw:text-style-name="P2" draw:layer="layout" svg:x1="5.3cm" svg:y1="15.45cm" svg:x2="11.8cm" svg:y2="15.45cm">
            <text:p/>
          </draw:line>
          <draw:line draw:style-name="gr5" draw:text-style-name="P2" draw:layer="layout" svg:x1="11.55cm" svg:y1="15.2cm" svg:x2="11.8cm" svg:y2="15.45cm">
            <text:p/>
          </draw:line>
          <draw:line draw:style-name="gr5" draw:text-style-name="P2" draw:layer="layout" svg:x1="11.55cm" svg:y1="15.7cm" svg:x2="11.8cm" svg:y2="15.45cm">
            <text:p/>
          </draw:line>
        </draw:g>
        <draw:g draw:style-name="gr9">
          <draw:line draw:style-name="gr5" draw:text-style-name="P2" draw:layer="layout" svg:x1="14.408cm" svg:y1="25.235cm" svg:x2="14.408cm" svg:y2="25.461cm">
            <text:p/>
          </draw:line>
          <draw:line draw:style-name="gr5" draw:text-style-name="P2" draw:layer="layout" svg:x1="14.408cm" svg:y1="25.687cm" svg:x2="14.408cm" svg:y2="25.913cm">
            <text:p/>
          </draw:line>
        </draw:g>
        <draw:g draw:style-name="gr9">
          <draw:line draw:style-name="gr5" draw:text-style-name="P2" draw:layer="layout" svg:x1="12.608cm" svg:y1="25.245cm" svg:x2="12.608cm" svg:y2="25.568cm">
            <text:p/>
          </draw:line>
          <draw:line draw:style-name="gr5" draw:text-style-name="P2" draw:layer="layout" svg:x1="12.608cm" svg:y1="25.891cm" svg:x2="12.608cm" svg:y2="26.214cm">
            <text:p/>
          </draw:line>
        </draw:g>
      </draw:page>
      <draw:page draw:name="page3" draw:style-name="dp1" draw:master-page-name="Standard">
        <draw:custom-shape draw:style-name="gr21" draw:text-style-name="P1" draw:layer="layout" svg:width="5.25cm" svg:height="2.5cm" svg:x="8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5.25cm" svg:height="3.5cm" svg:x="8.2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7.75cm" svg:height="14.25cm" svg:x="1.5cm" svg:y="3.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75cm" svg:height="1.75cm" svg:x="1.5cm" svg:y="2.05cm">
          <text:p text:style-name="P1">Anlage</text:p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1.087cm" svg:height="1.008cm" draw:transform="skewX (-0.498989633145179) rotate (2.38429429114945) translate (5.07699691925764cm 9.21039510145856cm)" svg:viewBox="0 0 1088 1009" svg:d="M28 1009c326-16 690-69 925-403 459-649-388-756-589-419l-308 192-56 473 42 104z">
          <text:p/>
        </draw:path>
        <draw:line draw:style-name="gr5" draw:text-style-name="P2" draw:layer="layout" svg:x1="5.05cm" svg:y1="10.251cm" svg:x2="4.05cm" svg:y2="12.001cm">
          <text:p/>
        </draw:line>
        <draw:line draw:style-name="gr5" draw:text-style-name="P2" draw:layer="layout" svg:x1="4.95cm" svg:y1="10.25cm" svg:x2="6.3cm" svg:y2="11.501cm">
          <text:p/>
        </draw:line>
        <draw:line draw:style-name="gr5" draw:text-style-name="P2" draw:layer="layout" svg:x1="4.85cm" svg:y1="9.501cm" svg:x2="4.35cm" svg:y2="10.001cm">
          <text:p/>
        </draw:line>
        <draw:line draw:style-name="gr5" draw:text-style-name="P2" draw:layer="layout" svg:x1="4.85cm" svg:y1="9.251cm" svg:x2="5.6cm" svg:y2="10.001cm">
          <text:p/>
        </draw:line>
        <draw:custom-shape draw:style-name="gr25" draw:text-style-name="P1" draw:layer="layout" svg:width="4.75cm" svg:height="1.75cm" svg:x="14.5cm" svg:y="5.75cm">
          <text:p text:style-name="P1">Steuerung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75cm" svg:height="1.75cm" svg:x="2.5cm" svg:y="6.5cm">
          <text:p text:style-name="P1">Leitstand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75cm" svg:height="1.75cm" svg:x="8cm" svg:y="8.2cm">
          <text:p text:style-name="P1">Neues Mischverhältnis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5.75cm" svg:y1="8.5cm" svg:x2="13.5cm" svg:y2="8.75cm">
          <text:p/>
        </draw:line>
        <draw:line draw:style-name="gr27" draw:text-style-name="P1" draw:layer="layout" svg:x1="8.25cm" svg:y1="9cm" svg:x2="6cm" svg:y2="9cm">
          <text:p/>
        </draw:line>
        <draw:line draw:style-name="gr28" draw:text-style-name="P2" draw:layer="layout" svg:x1="15.5cm" svg:y1="10.75cm" svg:x2="12.5cm" svg:y2="13.5cm">
          <text:p/>
        </draw:line>
        <draw:custom-shape draw:style-name="gr26" draw:text-style-name="P1" draw:layer="layout" svg:width="5.75cm" svg:height="1.75cm" svg:x="8cm" svg:y="14.057cm">
          <text:p text:style-name="P1">Pumpenlaufzeit neu </text:p>
          <text:p text:style-name="P1">berechnen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5.25cm" svg:height="3.05cm" svg:x="14cm" svg:y="13.2cm">
          <text:p text:style-name="P1">SW Update</text:p>
          <text:p text:style-name="P1"/>
          <text:p text:style-name="P1">USB:</text:p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16.75cm" svg:y1="16.5cm" svg:x2="16.75cm" svg:y2="21cm">
          <text:p/>
        </draw:line>
        <draw:g draw:style-name="gr9">
          <draw:path draw:style-name="gr5" draw:text-style-name="P2" draw:layer="layout" svg:width="2.01cm" svg:height="0.105cm" draw:transform="rotate (-1.5707963267949) translate (16.781cm 23.413cm)" svg:viewBox="0 0 2011 106" svg:d="M0 0c388 0 775 1 1164 0h388l353 35 106 71">
            <text:p/>
          </draw:path>
          <draw:path draw:style-name="gr5" draw:text-style-name="P2" draw:layer="layout" svg:width="1.087cm" svg:height="1.008cm" draw:transform="skewX (-0.498989633145179) rotate (2.38429429114945) translate (16.9769969192576cm 23.8123951014586cm)" svg:viewBox="0 0 1088 1009" svg:d="M28 1009c326-16 690-69 925-403 459-649-388-756-589-419l-308 192-56 473 42 104z">
            <text:p/>
          </draw:path>
          <draw:line draw:style-name="gr5" draw:text-style-name="P2" draw:layer="layout" svg:x1="16.75cm" svg:y1="24.853cm" svg:x2="15.75cm" svg:y2="26.603cm">
            <text:p/>
          </draw:line>
          <draw:line draw:style-name="gr5" draw:text-style-name="P2" draw:layer="layout" svg:x1="16.75cm" svg:y1="25.103cm" svg:x2="18cm" svg:y2="26.103cm">
            <text:p/>
          </draw:line>
          <draw:line draw:style-name="gr5" draw:text-style-name="P2" draw:layer="layout" svg:x1="16.75cm" svg:y1="24.103cm" svg:x2="16.25cm" svg:y2="24.603cm">
            <text:p/>
          </draw:line>
          <draw:line draw:style-name="gr5" draw:text-style-name="P2" draw:layer="layout" svg:x1="16.75cm" svg:y1="23.853cm" svg:x2="17.5cm" svg:y2="24.603cm">
            <text:p/>
          </draw:line>
        </draw:g>
        <draw:custom-shape draw:style-name="gr31" draw:text-style-name="P1" draw:layer="layout" svg:width="4.6cm" svg:height="1.65cm" svg:x="14.75cm" svg:y="21cm">
          <text:p text:style-name="P1">Techniker</text:p>
          <draw:enhanced-geometry svg:viewBox="0 0 21600 21600" draw:type="rectangle" draw:enhanced-path="M 0 0 L 21600 0 21600 21600 0 21600 0 0 Z N"/>
        </draw:custom-shape>
        <draw:line draw:style-name="gr30" draw:text-style-name="P2" draw:layer="layout" svg:x1="16.5cm" svg:y1="10.65cm" svg:x2="17.25cm" svg:y2="12.9cm">
          <text:p/>
        </draw:line>
        <draw:line draw:style-name="gr5" draw:text-style-name="P2" draw:layer="layout" svg:x1="4.75cm" svg:y1="8.75cm" svg:x2="5cm" svg:y2="10.25cm">
          <text:p/>
        </draw:line>
        <draw:path draw:style-name="gr5" draw:text-style-name="P2" draw:layer="layout" svg:width="1.087cm" svg:height="1.008cm" draw:transform="skewX (-0.498989633145179) rotate (2.38429429114945) translate (16.4769969192576cm 8.61139510145856cm)" svg:viewBox="0 0 1088 1009" svg:d="M28 1009c326-16 690-69 925-403 459-649-388-756-589-419l-308 192-56 473 42 104z">
          <text:p/>
        </draw:path>
        <draw:line draw:style-name="gr5" draw:text-style-name="P2" draw:layer="layout" svg:x1="16.45cm" svg:y1="9.652cm" svg:x2="15.45cm" svg:y2="11.402cm">
          <text:p/>
        </draw:line>
        <draw:line draw:style-name="gr5" draw:text-style-name="P2" draw:layer="layout" svg:x1="16.35cm" svg:y1="9.651cm" svg:x2="17.7cm" svg:y2="10.902cm">
          <text:p/>
        </draw:line>
        <draw:line draw:style-name="gr5" draw:text-style-name="P2" draw:layer="layout" svg:x1="16.25cm" svg:y1="8.902cm" svg:x2="15.75cm" svg:y2="9.402cm">
          <text:p/>
        </draw:line>
        <draw:line draw:style-name="gr5" draw:text-style-name="P2" draw:layer="layout" svg:x1="16.25cm" svg:y1="8.652cm" svg:x2="17cm" svg:y2="9.402cm">
          <text:p/>
        </draw:line>
        <draw:line draw:style-name="gr5" draw:text-style-name="P2" draw:layer="layout" svg:x1="16.15cm" svg:y1="8.151cm" svg:x2="16.4cm" svg:y2="9.651cm">
          <text:p/>
        </draw:line>
      </draw:page>
      <draw:page draw:name="page4" draw:style-name="dp1" draw:master-page-name="Standard">
        <draw:custom-shape draw:style-name="gr32" draw:text-style-name="P1" draw:layer="layout" svg:width="11.25cm" svg:height="5.5cm" svg:x="3cm" svg:y="8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813cm" svg:height="2.2cm" svg:x="4.5cm" svg:y="9.8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813cm" svg:height="2.2cm" svg:x="10.275cm" svg:y="9.85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1.625cm" svg:y1="12.05cm" svg:x2="11.625cm" svg:y2="12.783cm">
          <text:p/>
        </draw:line>
        <draw:line draw:style-name="gr35" draw:text-style-name="P1" draw:layer="layout" svg:x1="7.313cm" svg:y1="10.9cm" svg:x2="10.313cm" svg:y2="10.9cm">
          <text:p/>
        </draw:line>
        <draw:line draw:style-name="gr5" draw:text-style-name="P2" draw:layer="layout" svg:x1="11.625cm" svg:y1="12.783cm" svg:x2="6cm" svg:y2="12.783cm">
          <text:p/>
        </draw:line>
        <draw:line draw:style-name="gr5" draw:text-style-name="P2" draw:layer="layout" svg:x1="6cm" svg:y1="12.783cm" svg:x2="6cm" svg:y2="12.05cm">
          <text:p/>
        </draw:line>
        <draw:frame draw:style-name="gr36" draw:text-style-name="P3" draw:layer="layout" svg:width="1.887cm" svg:height="0.962cm" svg:x="3.113cm" svg:y="15.896cm">
          <draw:text-box>
            <text:p>Leer</text:p>
          </draw:text-box>
        </draw:frame>
        <draw:frame draw:style-name="gr37" draw:text-style-name="P3" draw:layer="layout" svg:width="3.25cm" svg:height="0.806cm" svg:x="4.4cm" svg:y="10.4cm">
          <draw:text-box>
            <text:p><text:span text:style-name="T6">Vergleichen</text:span></text:p>
          </draw:text-box>
        </draw:frame>
        <draw:frame draw:style-name="gr38" draw:text-style-name="P3" draw:layer="layout" svg:width="2.304cm" svg:height="0.806cm" svg:x="10.5cm" svg:y="10.547cm">
          <draw:text-box>
            <text:p><text:span text:style-name="T6">Messen</text:span></text:p>
          </draw:text-box>
        </draw:frame>
        <draw:custom-shape draw:style-name="gr39" draw:text-style-name="P11" draw:layer="layout" svg:width="1cm" svg:height="1cm" svg:x="4.25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" draw:layer="layout" svg:width="1.844cm" svg:height="0.962cm" svg:x="3.651cm" svg:y="4.1cm">
          <draw:text-box>
            <text:p>Start</text:p>
          </draw:text-box>
        </draw:frame>
        <draw:line draw:style-name="gr41" draw:text-style-name="P1" draw:layer="layout" svg:x1="4.75cm" svg:y1="8.75cm" svg:x2="4.75cm" svg:y2="6.5cm">
          <text:p/>
        </draw:line>
        <draw:line draw:style-name="gr42" draw:text-style-name="P1" draw:layer="layout" svg:x1="4cm" svg:y1="15.75cm" svg:x2="4cm" svg:y2="10.75cm">
          <text:p/>
        </draw:line>
        <draw:line draw:style-name="gr5" draw:text-style-name="P2" draw:layer="layout" svg:x1="3.938cm" svg:y1="10.767cm" svg:x2="4.501cm" svg:y2="10.767cm">
          <text:p/>
        </draw:line>
        <draw:custom-shape draw:style-name="gr43" draw:text-style-name="P1" draw:layer="layout" svg:width="12.75cm" svg:height="8cm" svg:x="3cm" svg:y="15.75cm">
          <text:p/>
          <draw:enhanced-geometry svg:viewBox="0 0 21600 21600" draw:type="rectangle" draw:enhanced-path="M 0 0 L 21600 0 21600 21600 0 21600 0 0 Z N"/>
        </draw:custom-shape>
        <draw:frame draw:style-name="gr44" draw:text-style-name="P13" draw:layer="layout" svg:width="2.578cm" svg:height="0.806cm" svg:x="3.172cm" svg:y="8.778cm">
          <draw:text-box>
            <text:p text:style-name="P12"><text:span text:style-name="T6">Warten</text:span></text:p>
          </draw:text-box>
        </draw:frame>
        <draw:frame draw:style-name="gr45" draw:text-style-name="P15" draw:layer="layout" svg:width="2.542cm" svg:height="1.199cm" svg:x="7.119cm" svg:y="12.27cm">
          <draw:text-box>
            <text:p text:style-name="P14"><text:span text:style-name="T7">Füllstand &gt; min</text:span></text:p>
          </draw:text-box>
        </draw:frame>
        <draw:frame draw:style-name="gr46" draw:text-style-name="P15" draw:layer="layout" svg:width="2.542cm" svg:height="1.199cm" svg:x="12.958cm" svg:y="16.301cm">
          <draw:text-box>
            <text:p text:style-name="P14"><text:span text:style-name="T7">Füllstand &gt; min</text:span></text:p>
          </draw:text-box>
        </draw:frame>
        <draw:frame draw:style-name="gr47" draw:text-style-name="P15" draw:layer="layout" svg:width="2.3cm" svg:height="1.199cm" svg:x="3.071cm" svg:y="12.711cm">
          <draw:text-box>
            <text:p text:style-name="P14"><text:span text:style-name="T7">Füllstand&lt;=min</text:span></text:p>
          </draw:text-box>
        </draw:frame>
        <draw:custom-shape draw:style-name="gr48" draw:text-style-name="P1" draw:layer="layout" svg:width="2.813cm" svg:height="1.775cm" svg:x="6cm" svg:y="18.4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813cm" svg:height="2.025cm" svg:x="11.775cm" svg:y="18.475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3.25cm" svg:y1="20.5cm" svg:x2="13.25cm" svg:y2="22.25cm">
          <text:p/>
        </draw:line>
        <draw:line draw:style-name="gr35" draw:text-style-name="P1" draw:layer="layout" svg:x1="8.813cm" svg:y1="19.205cm" svg:x2="11.813cm" svg:y2="19.205cm">
          <text:p/>
        </draw:line>
        <draw:line draw:style-name="gr5" draw:text-style-name="P2" draw:layer="layout" svg:x1="13.25cm" svg:y1="22.25cm" svg:x2="7.5cm" svg:y2="22.369cm">
          <text:p/>
        </draw:line>
        <draw:line draw:style-name="gr5" draw:text-style-name="P2" draw:layer="layout" svg:x1="7.5cm" svg:y1="22.369cm" svg:x2="7.5cm" svg:y2="20.25cm">
          <text:p/>
        </draw:line>
        <draw:frame draw:style-name="gr50" draw:text-style-name="P13" draw:layer="layout" svg:width="3.25cm" svg:height="0.923cm" svg:x="5.9cm" svg:y="19.077cm">
          <draw:text-box>
            <text:p text:style-name="P12">Vergleichen</text:p>
          </draw:text-box>
        </draw:frame>
        <draw:frame draw:style-name="gr51" draw:text-style-name="P3" draw:layer="layout" svg:width="2.986cm" svg:height="0.962cm" svg:x="11.75cm" svg:y="19.038cm">
          <draw:text-box>
            <text:p>Messen</text:p>
          </draw:text-box>
        </draw:frame>
        <draw:frame draw:style-name="gr46" draw:text-style-name="P15" draw:layer="layout" svg:width="2.542cm" svg:height="1.199cm" svg:x="8.619cm" svg:y="21.687cm">
          <draw:text-box>
            <text:p text:style-name="P14"><text:span text:style-name="T7">Füllstand &lt; max</text:span></text:p>
          </draw:text-box>
        </draw:frame>
        <draw:custom-shape draw:style-name="gr48" draw:text-style-name="P1" draw:layer="layout" svg:width="2.813cm" svg:height="1.775cm" svg:x="6cm" svg:y="15.875cm">
          <text:p/>
          <draw:enhanced-geometry svg:viewBox="0 0 21600 21600" draw:type="rectangle" draw:enhanced-path="M 0 0 L 21600 0 21600 21600 0 21600 0 0 Z N"/>
        </draw:custom-shape>
        <draw:frame draw:style-name="gr50" draw:text-style-name="P13" draw:layer="layout" svg:width="3.25cm" svg:height="0.923cm" svg:x="5.9cm" svg:y="16.078cm">
          <draw:text-box>
            <text:p text:style-name="P12">Pumpen an</text:p>
          </draw:text-box>
        </draw:frame>
        <draw:line draw:style-name="gr52" draw:text-style-name="P1" draw:layer="layout" svg:x1="7.75cm" svg:y1="18.5cm" svg:x2="7.75cm" svg:y2="17.5cm">
          <text:p/>
        </draw:line>
        <draw:custom-shape draw:style-name="gr53" draw:text-style-name="P1" draw:layer="layout" svg:width="8cm" svg:height="4cm" svg:x="3cm" svg:y="24.5cm">
          <text:p/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4.5cm" svg:y1="24.5cm" svg:x2="4.5cm" svg:y2="19.5cm">
          <text:p/>
        </draw:line>
        <draw:line draw:style-name="gr5" draw:text-style-name="P2" draw:layer="layout" svg:x1="4.5cm" svg:y1="19.5cm" svg:x2="6cm" svg:y2="19.5cm">
          <text:p/>
        </draw:line>
        <draw:frame draw:style-name="gr36" draw:text-style-name="P3" draw:layer="layout" svg:width="1.887cm" svg:height="0.962cm" svg:x="3.114cm" svg:y="24.396cm">
          <draw:text-box>
            <text:p>Voll</text:p>
          </draw:text-box>
        </draw:frame>
        <draw:custom-shape draw:style-name="gr48" draw:text-style-name="P1" draw:layer="layout" svg:width="2.813cm" svg:height="1.775cm" svg:x="3.3cm" svg:y="25.275cm">
          <text:p/>
          <draw:enhanced-geometry svg:viewBox="0 0 21600 21600" draw:type="rectangle" draw:enhanced-path="M 0 0 L 21600 0 21600 21600 0 21600 0 0 Z N"/>
        </draw:custom-shape>
        <draw:frame draw:style-name="gr50" draw:text-style-name="P13" draw:layer="layout" svg:width="3.25cm" svg:height="1.361cm" svg:x="3.2cm" svg:y="25.679cm">
          <draw:text-box>
            <text:p text:style-name="P12">Pumpen aus</text:p>
          </draw:text-box>
        </draw:frame>
        <draw:custom-shape draw:style-name="gr48" draw:text-style-name="P1" draw:layer="layout" svg:width="2.813cm" svg:height="1.775cm" svg:x="7.3cm" svg:y="25.275cm">
          <text:p/>
          <draw:enhanced-geometry svg:viewBox="0 0 21600 21600" draw:type="rectangle" draw:enhanced-path="M 0 0 L 21600 0 21600 21600 0 21600 0 0 Z N"/>
        </draw:custom-shape>
        <draw:frame draw:style-name="gr50" draw:text-style-name="P13" draw:layer="layout" svg:width="3.25cm" svg:height="0.923cm" svg:x="7.2cm" svg:y="25.679cm">
          <draw:text-box>
            <text:p text:style-name="P12">Time Out 1s</text:p>
          </draw:text-box>
        </draw:frame>
        <draw:line draw:style-name="gr5" draw:text-style-name="P2" draw:layer="layout" svg:x1="11cm" svg:y1="26.5cm" svg:x2="18.25cm" svg:y2="26.5cm">
          <text:p/>
        </draw:line>
        <draw:line draw:style-name="gr5" draw:text-style-name="P2" draw:layer="layout" svg:x1="18.25cm" svg:y1="26.5cm" svg:x2="18.25cm" svg:y2="11.5cm">
          <text:p/>
        </draw:line>
        <draw:line draw:style-name="gr55" draw:text-style-name="P1" draw:layer="layout" svg:x1="13.25cm" svg:y1="11.5cm" svg:x2="18.25cm" svg:y2="11.5cm">
          <text:p/>
        </draw:line>
        <draw:line draw:style-name="gr56" draw:text-style-name="P1" draw:layer="layout" svg:x1="7.25cm" svg:y1="26.25cm" svg:x2="6.25cm" svg:y2="2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NewPSMT" svg:font-family="CourierNewPSMT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1T20:03:07.086000000</meta:creation-date>
    <dc:date>2024-02-05T12:48:24.335000000</dc:date>
    <meta:editing-duration>P3DT16H45M15S</meta:editing-duration>
    <meta:editing-cycles>7</meta:editing-cycles>
    <meta:generator>LibreOffice/7.6.4.1$Windows_X86_64 LibreOffice_project/e19e193f88cd6c0525a17fb7a176ed8e6a3e2aa1</meta:generator>
    <meta:document-statistic meta:object-count="257"/>
  </office:meta>
</office:document-meta>
</file>